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1" table:style-name="ta1">
        <table:shapes>
          <draw:frame draw:z-index="0" draw:style-name="gr1" draw:text-style-name="P1" svg:width="20.056cm" svg:height="12.668cm" svg:x="52.886cm" svg:y="0.146cm">
            <draw:object draw:notify-on-update-of-ranges="'data-1'.A1:'data-1'.A100 'data-1'.B1:'data-1'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035cm" svg:height="14.729cm" svg:x="51.489cm" svg:y="13.629cm">
            <draw:object draw:notify-on-update-of-ranges="'data-1'.D1:'data-1'.D100 'data-1'.E1:'data-1'.E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457cm" svg:height="13.352cm" svg:x="31.252cm" svg:y="0.556cm">
            <draw:object draw:notify-on-update-of-ranges="'data-1'.A1:'data-1'.A100 'data-1'.B1:'data-1'.B100 'data-1'.A1:'data-1'.A100 'data-1'.E1:'data-1'.E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.302cm" svg:height="12.544cm" svg:x="50.641cm" svg:y="28.774cm">
            <draw:object draw:notify-on-update-of-ranges="'data-1'.G1:'data-1'.G100 'data-1'.H1:'data-1'.H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.286cm" svg:height="15.806cm" svg:x="20.088cm" svg:y="15.213cm">
            <draw:object draw:notify-on-update-of-ranges="'data-1'.A1:'data-1'.A100 'data-1'.B1:'data-1'.B100 'data-1'.A1:'data-1'.A100 'data-1'.E1:'data-1'.E100 'data-1'.A1:'data-1'.A100 'data-1'.H1:'data-1'.H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50" calcext:value-type="float">
            <text:p>50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13" calcext:value-type="float">
            <text:p>100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50" calcext:value-type="float">
            <text:p>45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2754" calcext:value-type="float">
            <text:p>2275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200" calcext:value-type="float">
            <text:p>802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101" calcext:value-type="float">
            <text:p>4010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123" calcext:value-type="float">
            <text:p>9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250" calcext:value-type="float">
            <text:p>125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2367" calcext:value-type="float">
            <text:p>623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964" calcext:value-type="float">
            <text:p>1196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300" calcext:value-type="float">
            <text:p>1803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0109" calcext:value-type="float">
            <text:p>9010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127" calcext:value-type="float">
            <text:p>151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5350" calcext:value-type="float">
            <text:p>24535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23089" calcext:value-type="float">
            <text:p>12308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8086" calcext:value-type="float">
            <text:p>1808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0400" calcext:value-type="float">
            <text:p>3204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0879" calcext:value-type="float">
            <text:p>16087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1069" calcext:value-type="float">
            <text:p>210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5450" calcext:value-type="float">
            <text:p>40545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4665" calcext:value-type="float">
            <text:p>20466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4660" calcext:value-type="float">
            <text:p>246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500" calcext:value-type="float">
            <text:p>5005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1375" calcext:value-type="float">
            <text:p>2513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784" calcext:value-type="float">
            <text:p>277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5550" calcext:value-type="float">
            <text:p>60555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01889" calcext:value-type="float">
            <text:p>30188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1662" calcext:value-type="float">
            <text:p>316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20600" calcext:value-type="float">
            <text:p>7206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60598" calcext:value-type="float">
            <text:p>36059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4634" calcext:value-type="float">
            <text:p>3463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45650" calcext:value-type="float">
            <text:p>84565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422714" calcext:value-type="float">
            <text:p>42271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8688" calcext:value-type="float">
            <text:p>3868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80700" calcext:value-type="float">
            <text:p>98070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89020" calcext:value-type="float">
            <text:p>48902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1890" calcext:value-type="float">
            <text:p>418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25750" calcext:value-type="float">
            <text:p>112575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564135" calcext:value-type="float">
            <text:p>56413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5235" calcext:value-type="float">
            <text:p>452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0800" calcext:value-type="float">
            <text:p>128080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639325" calcext:value-type="float">
            <text:p>63932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49428" calcext:value-type="float">
            <text:p>494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45850" calcext:value-type="float">
            <text:p>144585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24932" calcext:value-type="float">
            <text:p>724932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52054" calcext:value-type="float">
            <text:p>5205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20900" calcext:value-type="float">
            <text:p>162090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808003" calcext:value-type="float">
            <text:p>808003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56448" calcext:value-type="float">
            <text:p>5644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5950" calcext:value-type="float">
            <text:p>180595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901756" calcext:value-type="float">
            <text:p>90175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9374" calcext:value-type="float">
            <text:p>593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000" calcext:value-type="float">
            <text:p>2001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7774" calcext:value-type="float">
            <text:p>100777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4347" calcext:value-type="float">
            <text:p>6434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06050" calcext:value-type="float">
            <text:p>220605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102177" calcext:value-type="float">
            <text:p>1102177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67592" calcext:value-type="float">
            <text:p>6759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421100" calcext:value-type="float">
            <text:p>242110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213642" calcext:value-type="float">
            <text:p>1213642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71121" calcext:value-type="float">
            <text:p>7112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46150" calcext:value-type="float">
            <text:p>264615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324437" calcext:value-type="float">
            <text:p>1324437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74701" calcext:value-type="float">
            <text:p>7470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81200" calcext:value-type="float">
            <text:p>288120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437875" calcext:value-type="float">
            <text:p>143787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78044" calcext:value-type="float">
            <text:p>7804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126250" calcext:value-type="float">
            <text:p>312625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560356" calcext:value-type="float">
            <text:p>1560356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83425" calcext:value-type="float">
            <text:p>8342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81300" calcext:value-type="float">
            <text:p>338130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690086" calcext:value-type="float">
            <text:p>169008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87090" calcext:value-type="float">
            <text:p>8709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46350" calcext:value-type="float">
            <text:p>3646350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822698" calcext:value-type="float">
            <text:p>1822698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90907" calcext:value-type="float">
            <text:p>9090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921400" calcext:value-type="float">
            <text:p>392140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964886" calcext:value-type="float">
            <text:p>1964886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94398" calcext:value-type="float">
            <text:p>9439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06450" calcext:value-type="float">
            <text:p>420645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105114" calcext:value-type="float">
            <text:p>2105114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98015" calcext:value-type="float">
            <text:p>9801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01500" calcext:value-type="float">
            <text:p>45015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248305" calcext:value-type="float">
            <text:p>224830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1448" calcext:value-type="float">
            <text:p>10144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06550" calcext:value-type="float">
            <text:p>4806550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397655" calcext:value-type="float">
            <text:p>2397655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107335" calcext:value-type="float">
            <text:p>10733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121600" calcext:value-type="float">
            <text:p>512160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554299" calcext:value-type="float">
            <text:p>2554299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10730" calcext:value-type="float">
            <text:p>11073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446650" calcext:value-type="float">
            <text:p>544665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725755" calcext:value-type="float">
            <text:p>2725755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112748" calcext:value-type="float">
            <text:p>11274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781700" calcext:value-type="float">
            <text:p>5781700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889324" calcext:value-type="float">
            <text:p>288932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118304" calcext:value-type="float">
            <text:p>11830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126750" calcext:value-type="float">
            <text:p>612675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067847" calcext:value-type="float">
            <text:p>3067847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122448" calcext:value-type="float">
            <text:p>12244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81800" calcext:value-type="float">
            <text:p>648180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237976" calcext:value-type="float">
            <text:p>323797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125691" calcext:value-type="float">
            <text:p>12569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846850" calcext:value-type="float">
            <text:p>6846850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421196" calcext:value-type="float">
            <text:p>3421196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129485" calcext:value-type="float">
            <text:p>12948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221900" calcext:value-type="float">
            <text:p>7221900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609558" calcext:value-type="float">
            <text:p>3609558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133564" calcext:value-type="float">
            <text:p>13356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606950" calcext:value-type="float">
            <text:p>7606950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802812" calcext:value-type="float">
            <text:p>3802812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140116" calcext:value-type="float">
            <text:p>1401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2000" calcext:value-type="float">
            <text:p>800200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05775" calcext:value-type="float">
            <text:p>400577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43796" calcext:value-type="float">
            <text:p>14379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407050" calcext:value-type="float">
            <text:p>8407050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4200184" calcext:value-type="float">
            <text:p>4200184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145170" calcext:value-type="float">
            <text:p>14517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822100" calcext:value-type="float">
            <text:p>8822100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4402134" calcext:value-type="float">
            <text:p>4402134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151158" calcext:value-type="float">
            <text:p>15115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247150" calcext:value-type="float">
            <text:p>924715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4625360" calcext:value-type="float">
            <text:p>462536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155060" calcext:value-type="float">
            <text:p>15506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682200" calcext:value-type="float">
            <text:p>9682200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4828018" calcext:value-type="float">
            <text:p>4828018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159665" calcext:value-type="float">
            <text:p>15966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127250" calcext:value-type="float">
            <text:p>1012725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062225" calcext:value-type="float">
            <text:p>5062225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63031" calcext:value-type="float">
            <text:p>16303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582300" calcext:value-type="float">
            <text:p>10582300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5291396" calcext:value-type="float">
            <text:p>5291396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166330" calcext:value-type="float">
            <text:p>16633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047350" calcext:value-type="float">
            <text:p>11047350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5523385" calcext:value-type="float">
            <text:p>5523385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170290" calcext:value-type="float">
            <text:p>17029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522400" calcext:value-type="float">
            <text:p>11522400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5747683" calcext:value-type="float">
            <text:p>5747683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177651" calcext:value-type="float">
            <text:p>17765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007450" calcext:value-type="float">
            <text:p>12007450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6017253" calcext:value-type="float">
            <text:p>6017253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180522" calcext:value-type="float">
            <text:p>1805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02500" calcext:value-type="float">
            <text:p>125025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6247342" calcext:value-type="float">
            <text:p>624734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86156" calcext:value-type="float">
            <text:p>18615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3007550" calcext:value-type="float">
            <text:p>13007550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503114" calcext:value-type="float">
            <text:p>6503114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186988" calcext:value-type="float">
            <text:p>18698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522600" calcext:value-type="float">
            <text:p>13522600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6768969" calcext:value-type="float">
            <text:p>6768969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193473" calcext:value-type="float">
            <text:p>19347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4047650" calcext:value-type="float">
            <text:p>14047650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7025996" calcext:value-type="float">
            <text:p>7025996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197608" calcext:value-type="float">
            <text:p>19760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582700" calcext:value-type="float">
            <text:p>14582700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7291700" calcext:value-type="float">
            <text:p>7291700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201721" calcext:value-type="float">
            <text:p>20172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5127750" calcext:value-type="float">
            <text:p>1512775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7571377" calcext:value-type="float">
            <text:p>7571377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205656" calcext:value-type="float">
            <text:p>20565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682800" calcext:value-type="float">
            <text:p>15682800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7846836" calcext:value-type="float">
            <text:p>7846836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209065" calcext:value-type="float">
            <text:p>20906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247850" calcext:value-type="float">
            <text:p>16247850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8122975" calcext:value-type="float">
            <text:p>8122975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213014" calcext:value-type="float">
            <text:p>21301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822900" calcext:value-type="float">
            <text:p>1682290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8395310" calcext:value-type="float">
            <text:p>839531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16532" calcext:value-type="float">
            <text:p>21653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407950" calcext:value-type="float">
            <text:p>17407950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8735533" calcext:value-type="float">
            <text:p>8735533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221766" calcext:value-type="float">
            <text:p>22176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003000" calcext:value-type="float">
            <text:p>1800300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989225" calcext:value-type="float">
            <text:p>898922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28544" calcext:value-type="float">
            <text:p>22854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608050" calcext:value-type="float">
            <text:p>18608050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9306942" calcext:value-type="float">
            <text:p>9306942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232511" calcext:value-type="float">
            <text:p>23251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223100" calcext:value-type="float">
            <text:p>19223100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9620721" calcext:value-type="float">
            <text:p>9620721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237838" calcext:value-type="float">
            <text:p>23783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848150" calcext:value-type="float">
            <text:p>19848150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9918636" calcext:value-type="float">
            <text:p>9918636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242141" calcext:value-type="float">
            <text:p>24214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483200" calcext:value-type="float">
            <text:p>20483200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240692" calcext:value-type="float">
            <text:p>10240692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241374" calcext:value-type="float">
            <text:p>24137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1128250" calcext:value-type="float">
            <text:p>2112825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10575797" calcext:value-type="float">
            <text:p>10575797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250194" calcext:value-type="float">
            <text:p>25019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1783300" calcext:value-type="float">
            <text:p>21783300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10883853" calcext:value-type="float">
            <text:p>10883853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253652" calcext:value-type="float">
            <text:p>25365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448350" calcext:value-type="float">
            <text:p>22448350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11223468" calcext:value-type="float">
            <text:p>11223468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257516" calcext:value-type="float">
            <text:p>25751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3123400" calcext:value-type="float">
            <text:p>23123400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1593563" calcext:value-type="float">
            <text:p>11593563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262785" calcext:value-type="float">
            <text:p>26278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3808450" calcext:value-type="float">
            <text:p>23808450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11908343" calcext:value-type="float">
            <text:p>11908343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266187" calcext:value-type="float">
            <text:p>2661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503500" calcext:value-type="float">
            <text:p>2450350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2265000" calcext:value-type="float">
            <text:p>1226500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70554" calcext:value-type="float">
            <text:p>27055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208550" calcext:value-type="float">
            <text:p>2520855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2609792" calcext:value-type="float">
            <text:p>1260979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274515" calcext:value-type="float">
            <text:p>27451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923600" calcext:value-type="float">
            <text:p>259236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2975082" calcext:value-type="float">
            <text:p>12975082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276970" calcext:value-type="float">
            <text:p>27697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648650" calcext:value-type="float">
            <text:p>26648650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13336049" calcext:value-type="float">
            <text:p>13336049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282025" calcext:value-type="float">
            <text:p>28202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383700" calcext:value-type="float">
            <text:p>27383700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13689049" calcext:value-type="float">
            <text:p>13689049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291542" calcext:value-type="float">
            <text:p>29154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8128750" calcext:value-type="float">
            <text:p>2812875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4045554" calcext:value-type="float">
            <text:p>1404555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96644" calcext:value-type="float">
            <text:p>29664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8883800" calcext:value-type="float">
            <text:p>28883800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14449742" calcext:value-type="float">
            <text:p>14449742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299922" calcext:value-type="float">
            <text:p>29992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9648850" calcext:value-type="float">
            <text:p>29648850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14810468" calcext:value-type="float">
            <text:p>14810468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304158" calcext:value-type="float">
            <text:p>30415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423900" calcext:value-type="float">
            <text:p>304239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5216041" calcext:value-type="float">
            <text:p>1521604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307323" calcext:value-type="float">
            <text:p>30732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1208950" calcext:value-type="float">
            <text:p>31208950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15631017" calcext:value-type="float">
            <text:p>15631017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312321" calcext:value-type="float">
            <text:p>31232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004000" calcext:value-type="float">
            <text:p>3200400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6003804" calcext:value-type="float">
            <text:p>16003804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11740" calcext:value-type="float">
            <text:p>31174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2809050" calcext:value-type="float">
            <text:p>3280905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16382007" calcext:value-type="float">
            <text:p>16382007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320839" calcext:value-type="float">
            <text:p>320839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624100" calcext:value-type="float">
            <text:p>33624100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16811473" calcext:value-type="float">
            <text:p>16811473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325066" calcext:value-type="float">
            <text:p>32506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449150" calcext:value-type="float">
            <text:p>34449150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17227677" calcext:value-type="float">
            <text:p>17227677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329057" calcext:value-type="float">
            <text:p>329057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5284200" calcext:value-type="float">
            <text:p>35284200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17639414" calcext:value-type="float">
            <text:p>17639414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333330" calcext:value-type="float">
            <text:p>33333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6129250" calcext:value-type="float">
            <text:p>36129250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8079989" calcext:value-type="float">
            <text:p>18079989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338215" calcext:value-type="float">
            <text:p>33821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6984300" calcext:value-type="float">
            <text:p>36984300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18467468" calcext:value-type="float">
            <text:p>18467468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341403" calcext:value-type="float">
            <text:p>34140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7849350" calcext:value-type="float">
            <text:p>37849350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18939277" calcext:value-type="float">
            <text:p>18939277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346033" calcext:value-type="float">
            <text:p>34603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724400" calcext:value-type="float">
            <text:p>38724400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19370113" calcext:value-type="float">
            <text:p>19370113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350108" calcext:value-type="float">
            <text:p>35010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9609450" calcext:value-type="float">
            <text:p>39609450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9819439" calcext:value-type="float">
            <text:p>19819439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352690" calcext:value-type="float">
            <text:p>35269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504500" calcext:value-type="float">
            <text:p>40504500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0241456" calcext:value-type="float">
            <text:p>2024145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57809" calcext:value-type="float">
            <text:p>35780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1409550" calcext:value-type="float">
            <text:p>41409550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20662374" calcext:value-type="float">
            <text:p>20662374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361841" calcext:value-type="float">
            <text:p>36184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2324600" calcext:value-type="float">
            <text:p>42324600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1186255" calcext:value-type="float">
            <text:p>21186255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367142" calcext:value-type="float">
            <text:p>367142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249650" calcext:value-type="float">
            <text:p>43249650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21618908" calcext:value-type="float">
            <text:p>21618908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378468" calcext:value-type="float">
            <text:p>378468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4184700" calcext:value-type="float">
            <text:p>44184700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22082623" calcext:value-type="float">
            <text:p>22082623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383107" calcext:value-type="float">
            <text:p>38310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5129750" calcext:value-type="float">
            <text:p>45129750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22569542" calcext:value-type="float">
            <text:p>22569542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386244" calcext:value-type="float">
            <text:p>38624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6084800" calcext:value-type="float">
            <text:p>46084800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23036315" calcext:value-type="float">
            <text:p>23036315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391806" calcext:value-type="float">
            <text:p>391806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7049850" calcext:value-type="float">
            <text:p>47049850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23544596" calcext:value-type="float">
            <text:p>23544596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396670" calcext:value-type="float">
            <text:p>39667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8024900" calcext:value-type="float">
            <text:p>48024900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24041766" calcext:value-type="float">
            <text:p>24041766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398379" calcext:value-type="float">
            <text:p>39837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9009950" calcext:value-type="float">
            <text:p>4900995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4506283" calcext:value-type="float">
            <text:p>24506283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397527" calcext:value-type="float">
            <text:p>3975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5000" calcext:value-type="float">
            <text:p>50005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5016169" calcext:value-type="float">
            <text:p>2501616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08190" calcext:value-type="float">
            <text:p>408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.00.0000</text:date>, <text:time style:data-style-name="N2" text:time-value="07:07:22.13297056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07:03:52.871326536</dc:date>
    <meta:editing-duration>PT26M6S</meta:editing-duration>
    <meta:editing-cycles>3</meta:editing-cycles>
    <meta:generator>LibreOffice/7.5.3.2$Linux_X86_64 LibreOffice_project/50$Build-2</meta:generator>
    <meta:document-statistic meta:table-count="1" meta:cell-count="60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57cm" svg:height="12.669cm" xlink:href=".." xlink:type="simple" chart:class="chart:scatter" chart:style-name="ch1">
        <chart:title svg:x="8.763cm" svg:y="0.446cm" chart:style-name="ch2">
          <text:p>Выбором</text:p>
        </chart:title>
        <chart:plot-area chart:style-name="ch3" table:cell-range-address="'data-1'.A1:'data-1'.B100" svg:x="1.412cm" svg:y="1.421cm" svg:width="18.244cm" svg:height="10.014cm">
          <chart:coordinate-region svg:x="3.145cm" svg:y="1.62cm" svg:width="16.046cm" svg:height="9.168cm"/>
          <chart:axis chart:dimension="x" chart:name="primary-x" chart:style-name="ch4">
            <chart:title svg:x="9.246cm" svg:y="11.688cm" chart:style-name="ch5">
              <text:p>Размер массива</text:p>
            </chart:title>
          </chart:axis>
          <chart:axis chart:dimension="y" chart:name="primary-y" chart:style-name="ch6">
            <chart:title svg:x="0.451cm" svg:y="8.509cm" chart:style-name="ch7">
              <text:p>Сравнения и перестановки</text:p>
            </chart:title>
            <chart:grid chart:style-name="ch8" chart:class="major"/>
          </chart:axis>
          <chart:series chart:style-name="ch9" chart:values-cell-range-address="'data-1'.B1:'data-1'.B100" chart:class="chart:scatter">
            <chart:domain table:cell-range-address="'data-1'.A1:'data-1'.A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36cm" svg:height="14.73cm" xlink:href=".." xlink:type="simple" chart:class="chart:scatter" chart:style-name="ch1">
        <chart:title svg:x="7.694cm" svg:y="0.43cm" chart:style-name="ch2">
          <text:p>Вставкой со стор. элементом 1</text:p>
        </chart:title>
        <chart:plot-area chart:style-name="ch3" table:cell-range-address="'data-1'.D1:'data-1'.E100" svg:x="1.451cm" svg:y="1.503cm" svg:width="20.145cm" svg:height="11.952cm">
          <chart:coordinate-region svg:x="3.184cm" svg:y="1.702cm" svg:width="17.947cm" svg:height="11.106cm"/>
          <chart:axis chart:dimension="x" chart:name="primary-x" chart:style-name="ch4">
            <chart:title svg:x="10.235cm" svg:y="13.749cm" chart:style-name="ch5">
              <text:p>Размер массива</text:p>
            </chart:title>
          </chart:axis>
          <chart:axis chart:dimension="y" chart:name="primary-y" chart:style-name="ch4">
            <chart:title svg:x="0.451cm" svg:y="9.56cm" chart:style-name="ch6">
              <text:p>Сравнения и перестановки</text:p>
            </chart:title>
            <chart:grid chart:style-name="ch7" chart:class="major"/>
          </chart:axis>
          <chart:series chart:style-name="ch8" chart:values-cell-range-address="'data-1'.E1:'data-1'.E100" chart:class="chart:scatter">
            <chart:domain table:cell-range-address="'data-1'.D1:'data-1'.D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D1:'data-1'.D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2367">
                <text:p>62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90109">
                <text:p>9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23089">
                <text:p>123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60879">
                <text:p>160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04665">
                <text:p>204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51375">
                <text:p>251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01889">
                <text:p>301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60598">
                <text:p>360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22714">
                <text:p>422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489020">
                <text:p>489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564135">
                <text:p>564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639325">
                <text:p>639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724932">
                <text:p>724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808003">
                <text:p>808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901756">
                <text:p>901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007774">
                <text:p>1007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102177">
                <text:p>1102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213642">
                <text:p>1213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324437">
                <text:p>1324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437875">
                <text:p>1437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560356">
                <text:p>1560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690086">
                <text:p>1690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822698">
                <text:p>1822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964886">
                <text:p>1964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105114">
                <text:p>2105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248305">
                <text:p>2248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397655">
                <text:p>2397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554299">
                <text:p>2554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725755">
                <text:p>272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889324">
                <text:p>2889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067847">
                <text:p>3067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237976">
                <text:p>3237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421196">
                <text:p>3421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609558">
                <text:p>3609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802812">
                <text:p>3802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005775">
                <text:p>4005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4200184">
                <text:p>4200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402134">
                <text:p>4402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4625360">
                <text:p>4625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4828018">
                <text:p>4828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5062225">
                <text:p>5062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5291396">
                <text:p>5291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5523385">
                <text:p>5523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5747683">
                <text:p>5747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6017253">
                <text:p>6017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6247342">
                <text:p>6247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6503114">
                <text:p>6503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6768969">
                <text:p>6768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7025996">
                <text:p>7025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7291700">
                <text:p>7291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7571377">
                <text:p>7571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7846836">
                <text:p>7846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8122975">
                <text:p>8122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8395310">
                <text:p>83953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8735533">
                <text:p>8735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8989225">
                <text:p>8989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9306942">
                <text:p>9306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9620721">
                <text:p>9620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9918636">
                <text:p>991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0240692">
                <text:p>10240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0575797">
                <text:p>105757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0883853">
                <text:p>10883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1223468">
                <text:p>11223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1593563">
                <text:p>11593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1908343">
                <text:p>11908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2265000">
                <text:p>12265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2609792">
                <text:p>12609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2975082">
                <text:p>129750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3336049">
                <text:p>13336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3689049">
                <text:p>13689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4045554">
                <text:p>14045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4449742">
                <text:p>14449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4810468">
                <text:p>14810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5216041">
                <text:p>15216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5631017">
                <text:p>15631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6003804">
                <text:p>16003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6382007">
                <text:p>163820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6811473">
                <text:p>16811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7227677">
                <text:p>17227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7639414">
                <text:p>17639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8079989">
                <text:p>18079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8467468">
                <text:p>18467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8939277">
                <text:p>18939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9370113">
                <text:p>19370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9819439">
                <text:p>19819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20241456">
                <text:p>2024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20662374">
                <text:p>20662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21186255">
                <text:p>21186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21618908">
                <text:p>21618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22082623">
                <text:p>22082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22569542">
                <text:p>225695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23036315">
                <text:p>23036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23544596">
                <text:p>23544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4041766">
                <text:p>24041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24506283">
                <text:p>24506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25016169">
                <text:p>25016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58cm" svg:height="13.353cm" xlink:href=".." xlink:type="simple" chart:class="chart:scatter" chart:style-name="ch1">
        <chart:title svg:x="8.955cm" svg:y="0.403cm" chart:style-name="ch2">
          <text:p>Сортировки</text:p>
        </chart:title>
        <chart:legend chart:legend-position="end" svg:x="17.685cm" svg:y="6.128cm" style:legend-expansion="high" chart:style-name="ch3"/>
        <chart:plot-area chart:style-name="ch4" table:cell-range-address="'data-1'.A1:'data-1'.B100 'data-1'.E1:'data-1'.E100" chart:data-source-has-labels="row" svg:x="1.42cm" svg:y="1.449cm" svg:width="15.856cm" svg:height="10.656cm">
          <chart:coordinate-region svg:x="3.153cm" svg:y="1.648cm" svg:width="13.658cm" svg:height="9.81cm"/>
          <chart:axis chart:dimension="x" chart:name="primary-x" chart:style-name="ch5">
            <chart:title svg:x="8.06cm" svg:y="12.372cm" chart:style-name="ch6">
              <text:p>Размер массива</text:p>
            </chart:title>
          </chart:axis>
          <chart:axis chart:dimension="y" chart:name="primary-y" chart:style-name="ch7">
            <chart:title svg:x="0.451cm" svg:y="8.858cm" chart:style-name="ch8">
              <text:p>Сравнения и перестановки</text:p>
            </chart:title>
            <chart:grid chart:style-name="ch9" chart:class="major"/>
          </chart:axis>
          <chart:series chart:style-name="ch10" chart:values-cell-range-address="'data-1'.B1:'data-1'.B100" loext:label-string="выбором" chart:class="chart:scatter">
            <chart:domain table:cell-range-address="'data-1'.A1:'data-1'.A100"/>
            <chart:data-point chart:repeated="100"/>
          </chart:series>
          <chart:series chart:style-name="ch11" chart:values-cell-range-address="'data-1'.E1:'data-1'.E100" loext:label-string="вставкой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ыбором</text:p>
              </table:table-cell>
              <table:table-cell office:value-type="string">
                <text:p>вставко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  <table:table-cell office:value-type="float" office:value="62367">
                <text:p>62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  <table:table-cell office:value-type="float" office:value="90109">
                <text:p>9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  <table:table-cell office:value-type="float" office:value="123089">
                <text:p>123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  <table:table-cell office:value-type="float" office:value="160879">
                <text:p>160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  <table:table-cell office:value-type="float" office:value="204665">
                <text:p>204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  <table:table-cell office:value-type="float" office:value="251375">
                <text:p>251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  <table:table-cell office:value-type="float" office:value="301889">
                <text:p>301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  <table:table-cell office:value-type="float" office:value="360598">
                <text:p>360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  <table:table-cell office:value-type="float" office:value="422714">
                <text:p>422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  <table:table-cell office:value-type="float" office:value="489020">
                <text:p>489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  <table:table-cell office:value-type="float" office:value="564135">
                <text:p>564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  <table:table-cell office:value-type="float" office:value="639325">
                <text:p>639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  <table:table-cell office:value-type="float" office:value="724932">
                <text:p>724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  <table:table-cell office:value-type="float" office:value="808003">
                <text:p>808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  <table:table-cell office:value-type="float" office:value="901756">
                <text:p>901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  <table:table-cell office:value-type="float" office:value="1007774">
                <text:p>1007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  <table:table-cell office:value-type="float" office:value="1102177">
                <text:p>1102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  <table:table-cell office:value-type="float" office:value="1213642">
                <text:p>1213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  <table:table-cell office:value-type="float" office:value="1324437">
                <text:p>1324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  <table:table-cell office:value-type="float" office:value="1437875">
                <text:p>1437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  <table:table-cell office:value-type="float" office:value="1560356">
                <text:p>1560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  <table:table-cell office:value-type="float" office:value="1690086">
                <text:p>1690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  <table:table-cell office:value-type="float" office:value="1822698">
                <text:p>1822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  <table:table-cell office:value-type="float" office:value="1964886">
                <text:p>1964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  <table:table-cell office:value-type="float" office:value="2105114">
                <text:p>2105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  <table:table-cell office:value-type="float" office:value="2248305">
                <text:p>2248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  <table:table-cell office:value-type="float" office:value="2397655">
                <text:p>2397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  <table:table-cell office:value-type="float" office:value="2554299">
                <text:p>2554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  <table:table-cell office:value-type="float" office:value="2725755">
                <text:p>272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  <table:table-cell office:value-type="float" office:value="2889324">
                <text:p>2889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  <table:table-cell office:value-type="float" office:value="3067847">
                <text:p>3067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  <table:table-cell office:value-type="float" office:value="3237976">
                <text:p>3237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  <table:table-cell office:value-type="float" office:value="3421196">
                <text:p>3421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  <table:table-cell office:value-type="float" office:value="3609558">
                <text:p>3609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  <table:table-cell office:value-type="float" office:value="3802812">
                <text:p>3802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  <table:table-cell office:value-type="float" office:value="4005775">
                <text:p>4005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  <table:table-cell office:value-type="float" office:value="4200184">
                <text:p>4200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  <table:table-cell office:value-type="float" office:value="4402134">
                <text:p>4402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  <table:table-cell office:value-type="float" office:value="4625360">
                <text:p>4625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  <table:table-cell office:value-type="float" office:value="4828018">
                <text:p>4828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  <table:table-cell office:value-type="float" office:value="5062225">
                <text:p>5062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  <table:table-cell office:value-type="float" office:value="5291396">
                <text:p>5291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  <table:table-cell office:value-type="float" office:value="5523385">
                <text:p>5523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  <table:table-cell office:value-type="float" office:value="5747683">
                <text:p>5747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  <table:table-cell office:value-type="float" office:value="6017253">
                <text:p>6017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  <table:table-cell office:value-type="float" office:value="6247342">
                <text:p>6247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  <table:table-cell office:value-type="float" office:value="6503114">
                <text:p>6503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  <table:table-cell office:value-type="float" office:value="6768969">
                <text:p>6768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  <table:table-cell office:value-type="float" office:value="7025996">
                <text:p>7025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  <table:table-cell office:value-type="float" office:value="7291700">
                <text:p>7291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  <table:table-cell office:value-type="float" office:value="7571377">
                <text:p>7571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  <table:table-cell office:value-type="float" office:value="7846836">
                <text:p>7846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  <table:table-cell office:value-type="float" office:value="8122975">
                <text:p>8122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  <table:table-cell office:value-type="float" office:value="8395310">
                <text:p>83953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  <table:table-cell office:value-type="float" office:value="8735533">
                <text:p>8735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  <table:table-cell office:value-type="float" office:value="8989225">
                <text:p>8989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  <table:table-cell office:value-type="float" office:value="9306942">
                <text:p>9306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  <table:table-cell office:value-type="float" office:value="9620721">
                <text:p>9620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  <table:table-cell office:value-type="float" office:value="9918636">
                <text:p>991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  <table:table-cell office:value-type="float" office:value="10240692">
                <text:p>10240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  <table:table-cell office:value-type="float" office:value="10575797">
                <text:p>105757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  <table:table-cell office:value-type="float" office:value="10883853">
                <text:p>10883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  <table:table-cell office:value-type="float" office:value="11223468">
                <text:p>11223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  <table:table-cell office:value-type="float" office:value="11593563">
                <text:p>11593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  <table:table-cell office:value-type="float" office:value="11908343">
                <text:p>11908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  <table:table-cell office:value-type="float" office:value="12265000">
                <text:p>12265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  <table:table-cell office:value-type="float" office:value="12609792">
                <text:p>12609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  <table:table-cell office:value-type="float" office:value="12975082">
                <text:p>129750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  <table:table-cell office:value-type="float" office:value="13336049">
                <text:p>13336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  <table:table-cell office:value-type="float" office:value="13689049">
                <text:p>13689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  <table:table-cell office:value-type="float" office:value="14045554">
                <text:p>14045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  <table:table-cell office:value-type="float" office:value="14449742">
                <text:p>14449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  <table:table-cell office:value-type="float" office:value="14810468">
                <text:p>14810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  <table:table-cell office:value-type="float" office:value="15216041">
                <text:p>15216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  <table:table-cell office:value-type="float" office:value="15631017">
                <text:p>15631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  <table:table-cell office:value-type="float" office:value="16003804">
                <text:p>16003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  <table:table-cell office:value-type="float" office:value="16382007">
                <text:p>163820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  <table:table-cell office:value-type="float" office:value="16811473">
                <text:p>16811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  <table:table-cell office:value-type="float" office:value="17227677">
                <text:p>17227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  <table:table-cell office:value-type="float" office:value="17639414">
                <text:p>17639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  <table:table-cell office:value-type="float" office:value="18079989">
                <text:p>18079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  <table:table-cell office:value-type="float" office:value="18467468">
                <text:p>18467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  <table:table-cell office:value-type="float" office:value="18939277">
                <text:p>18939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  <table:table-cell office:value-type="float" office:value="19370113">
                <text:p>19370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  <table:table-cell office:value-type="float" office:value="19819439">
                <text:p>19819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  <table:table-cell office:value-type="float" office:value="20241456">
                <text:p>2024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  <table:table-cell office:value-type="float" office:value="20662374">
                <text:p>20662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  <table:table-cell office:value-type="float" office:value="21186255">
                <text:p>21186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  <table:table-cell office:value-type="float" office:value="21618908">
                <text:p>21618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  <table:table-cell office:value-type="float" office:value="22082623">
                <text:p>22082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  <table:table-cell office:value-type="float" office:value="22569542">
                <text:p>225695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  <table:table-cell office:value-type="float" office:value="23036315">
                <text:p>23036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  <table:table-cell office:value-type="float" office:value="23544596">
                <text:p>23544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  <table:table-cell office:value-type="float" office:value="24041766">
                <text:p>24041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  <table:table-cell office:value-type="float" office:value="24506283">
                <text:p>24506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  <table:table-cell office:value-type="float" office:value="25016169">
                <text:p>25016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03cm" svg:height="12.545cm" xlink:href=".." xlink:type="simple" chart:class="chart:scatter" chart:style-name="ch1">
        <chart:title svg:x="9.996cm" svg:y="0.386cm" chart:style-name="ch2">
          <text:p>Расчёской</text:p>
        </chart:title>
        <chart:plot-area chart:style-name="ch3" table:cell-range-address="'data-1'.G1:'data-1'.H100" svg:x="1.457cm" svg:y="1.415cm" svg:width="20.4cm" svg:height="9.899cm">
          <chart:coordinate-region svg:x="2.819cm" svg:y="1.614cm" svg:width="18.573cm" svg:height="9.053cm"/>
          <chart:axis chart:dimension="x" chart:name="primary-x" chart:style-name="ch4">
            <chart:title svg:x="10.369cm" svg:y="11.564cm" chart:style-name="ch5">
              <text:p>Размер массива</text:p>
            </chart:title>
          </chart:axis>
          <chart:axis chart:dimension="y" chart:name="primary-y" chart:style-name="ch6">
            <chart:title svg:x="0.451cm" svg:y="8.445cm" chart:style-name="ch7">
              <text:p>Сравнения и перестановки</text:p>
            </chart:title>
            <chart:grid chart:style-name="ch8" chart:class="major"/>
          </chart:axis>
          <chart:series chart:style-name="ch9" chart:values-cell-range-address="'data-1'.H1:'data-1'.H100" chart:class="chart:scatter">
            <chart:domain table:cell-range-address="'data-1'.G1:'data-1'.G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G1:'data-1'.G100</svg:desc>
                </draw:g>
              </table:table-cell>
              <table:table-cell office:value-type="float" office:value="1594">
                <text:p>1594</text:p>
                <draw:g>
                  <svg:desc>'data-1'.H1:'data-1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5127">
                <text:p>15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8086">
                <text:p>18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7784">
                <text:p>27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1662">
                <text:p>31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4634">
                <text:p>34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38688">
                <text:p>38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41890">
                <text:p>418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5235">
                <text:p>45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49428">
                <text:p>49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2054">
                <text:p>52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59374">
                <text:p>59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64347">
                <text:p>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67592">
                <text:p>67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71121">
                <text:p>71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74701">
                <text:p>74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78044">
                <text:p>78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83425">
                <text:p>83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87090">
                <text:p>87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90907">
                <text:p>90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94398">
                <text:p>94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98015">
                <text:p>98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01448">
                <text:p>101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07335">
                <text:p>107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10730">
                <text:p>1107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12748">
                <text:p>112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18304">
                <text:p>118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22448">
                <text:p>122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25691">
                <text:p>125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29485">
                <text:p>129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33564">
                <text:p>1335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40116">
                <text:p>140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43796">
                <text:p>143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45170">
                <text:p>1451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51158">
                <text:p>151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55060">
                <text:p>1550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59665">
                <text:p>159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63031">
                <text:p>163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66330">
                <text:p>1663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70290">
                <text:p>1702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77651">
                <text:p>177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80522">
                <text:p>180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86156">
                <text:p>186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86988">
                <text:p>186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93473">
                <text:p>193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97608">
                <text:p>197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201721">
                <text:p>201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205656">
                <text:p>205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209065">
                <text:p>209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13014">
                <text:p>213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16532">
                <text:p>216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21766">
                <text:p>221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28544">
                <text:p>228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32511">
                <text:p>232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37838">
                <text:p>2378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42141">
                <text:p>2421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41374">
                <text:p>241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50194">
                <text:p>250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53652">
                <text:p>253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57516">
                <text:p>2575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62785">
                <text:p>262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66187">
                <text:p>266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70554">
                <text:p>270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74515">
                <text:p>274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76970">
                <text:p>2769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82025">
                <text:p>282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91542">
                <text:p>2915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96644">
                <text:p>2966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99922">
                <text:p>299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04158">
                <text:p>304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7323">
                <text:p>307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321">
                <text:p>312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11740">
                <text:p>3117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0839">
                <text:p>3208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25066">
                <text:p>325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29057">
                <text:p>329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33330">
                <text:p>3333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38215">
                <text:p>338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41403">
                <text:p>3414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46033">
                <text:p>346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50108">
                <text:p>350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52690">
                <text:p>3526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357809">
                <text:p>357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361841">
                <text:p>361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367142">
                <text:p>3671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378468">
                <text:p>378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383107">
                <text:p>383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386244">
                <text:p>386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391806">
                <text:p>3918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396670">
                <text:p>3966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398379">
                <text:p>398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397527">
                <text:p>3975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08190">
                <text:p>4081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87cm" svg:height="15.807cm" xlink:href=".." xlink:type="simple" chart:class="chart:scatter" chart:style-name="ch1">
        <chart:title svg:x="8.869cm" svg:y="0.452cm" chart:style-name="ch2">
          <text:p>Сортировки</text:p>
        </chart:title>
        <chart:legend chart:legend-position="end" svg:x="17.303cm" svg:y="7.106cm" style:legend-expansion="high" chart:style-name="ch3"/>
        <chart:plot-area chart:style-name="ch4" table:cell-range-address="'data-1'.A1:'data-1'.B100 'data-1'.E1:'data-1'.E100 'data-1'.H1:'data-1'.H100" chart:data-source-has-labels="row" svg:x="1.416cm" svg:y="1.547cm" svg:width="15.482cm" svg:height="12.963cm">
          <chart:coordinate-region svg:x="3.149cm" svg:y="1.746cm" svg:width="13.284cm" svg:height="12.117cm"/>
          <chart:axis chart:dimension="x" chart:name="primary-x" chart:style-name="ch5">
            <chart:title svg:x="7.869cm" svg:y="14.826cm" chart:style-name="ch6">
              <text:p>Размер массива</text:p>
            </chart:title>
          </chart:axis>
          <chart:axis chart:dimension="y" chart:name="primary-y" chart:style-name="ch7">
            <chart:title svg:x="0.451cm" svg:y="10.109cm" chart:style-name="ch8">
              <text:p>Сравнения и перестановки</text:p>
            </chart:title>
            <chart:grid chart:style-name="ch9" chart:class="major"/>
          </chart:axis>
          <chart:series chart:style-name="ch10" chart:values-cell-range-address="'data-1'.B1:'data-1'.B100" loext:label-string="выбором" chart:class="chart:scatter">
            <chart:domain table:cell-range-address="'data-1'.A1:'data-1'.A100"/>
            <chart:data-point chart:repeated="100"/>
          </chart:series>
          <chart:series chart:style-name="ch11" chart:values-cell-range-address="'data-1'.E1:'data-1'.E100" loext:label-string="вставкой" chart:class="chart:scatter">
            <chart:data-point chart:repeated="100"/>
          </chart:series>
          <chart:series chart:style-name="ch12" chart:values-cell-range-address="'data-1'.H1:'data-1'.H100" loext:label-string="расчёской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ыбором</text:p>
              </table:table-cell>
              <table:table-cell office:value-type="string">
                <text:p>вставкой</text:p>
              </table:table-cell>
              <table:table-cell office:value-type="string">
                <text:p>расчёско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  <table:table-cell office:value-type="float" office:value="1594">
                <text:p>1594</text:p>
                <draw:g>
                  <svg:desc>'data-1'.H1:'data-1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  <table:table-cell office:value-type="float" office:value="10013">
                <text:p>10013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  <table:table-cell office:value-type="float" office:value="22754">
                <text:p>22754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  <table:table-cell office:value-type="float" office:value="40101">
                <text:p>40101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  <table:table-cell office:value-type="float" office:value="62367">
                <text:p>62367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  <table:table-cell office:value-type="float" office:value="90109">
                <text:p>90109</text:p>
              </table:table-cell>
              <table:table-cell office:value-type="float" office:value="15127">
                <text:p>15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  <table:table-cell office:value-type="float" office:value="123089">
                <text:p>123089</text:p>
              </table:table-cell>
              <table:table-cell office:value-type="float" office:value="18086">
                <text:p>18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  <table:table-cell office:value-type="float" office:value="160879">
                <text:p>160879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  <table:table-cell office:value-type="float" office:value="204665">
                <text:p>204665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  <table:table-cell office:value-type="float" office:value="251375">
                <text:p>251375</text:p>
              </table:table-cell>
              <table:table-cell office:value-type="float" office:value="27784">
                <text:p>27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  <table:table-cell office:value-type="float" office:value="301889">
                <text:p>301889</text:p>
              </table:table-cell>
              <table:table-cell office:value-type="float" office:value="31662">
                <text:p>31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  <table:table-cell office:value-type="float" office:value="360598">
                <text:p>360598</text:p>
              </table:table-cell>
              <table:table-cell office:value-type="float" office:value="34634">
                <text:p>34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  <table:table-cell office:value-type="float" office:value="422714">
                <text:p>422714</text:p>
              </table:table-cell>
              <table:table-cell office:value-type="float" office:value="38688">
                <text:p>38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  <table:table-cell office:value-type="float" office:value="489020">
                <text:p>489020</text:p>
              </table:table-cell>
              <table:table-cell office:value-type="float" office:value="41890">
                <text:p>418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  <table:table-cell office:value-type="float" office:value="564135">
                <text:p>564135</text:p>
              </table:table-cell>
              <table:table-cell office:value-type="float" office:value="45235">
                <text:p>45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  <table:table-cell office:value-type="float" office:value="639325">
                <text:p>639325</text:p>
              </table:table-cell>
              <table:table-cell office:value-type="float" office:value="49428">
                <text:p>49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  <table:table-cell office:value-type="float" office:value="724932">
                <text:p>724932</text:p>
              </table:table-cell>
              <table:table-cell office:value-type="float" office:value="52054">
                <text:p>52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  <table:table-cell office:value-type="float" office:value="808003">
                <text:p>808003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  <table:table-cell office:value-type="float" office:value="901756">
                <text:p>901756</text:p>
              </table:table-cell>
              <table:table-cell office:value-type="float" office:value="59374">
                <text:p>59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  <table:table-cell office:value-type="float" office:value="1007774">
                <text:p>1007774</text:p>
              </table:table-cell>
              <table:table-cell office:value-type="float" office:value="64347">
                <text:p>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  <table:table-cell office:value-type="float" office:value="1102177">
                <text:p>1102177</text:p>
              </table:table-cell>
              <table:table-cell office:value-type="float" office:value="67592">
                <text:p>67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  <table:table-cell office:value-type="float" office:value="1213642">
                <text:p>1213642</text:p>
              </table:table-cell>
              <table:table-cell office:value-type="float" office:value="71121">
                <text:p>71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  <table:table-cell office:value-type="float" office:value="1324437">
                <text:p>1324437</text:p>
              </table:table-cell>
              <table:table-cell office:value-type="float" office:value="74701">
                <text:p>74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  <table:table-cell office:value-type="float" office:value="1437875">
                <text:p>1437875</text:p>
              </table:table-cell>
              <table:table-cell office:value-type="float" office:value="78044">
                <text:p>78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  <table:table-cell office:value-type="float" office:value="1560356">
                <text:p>1560356</text:p>
              </table:table-cell>
              <table:table-cell office:value-type="float" office:value="83425">
                <text:p>83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  <table:table-cell office:value-type="float" office:value="1690086">
                <text:p>1690086</text:p>
              </table:table-cell>
              <table:table-cell office:value-type="float" office:value="87090">
                <text:p>87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  <table:table-cell office:value-type="float" office:value="1822698">
                <text:p>1822698</text:p>
              </table:table-cell>
              <table:table-cell office:value-type="float" office:value="90907">
                <text:p>90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  <table:table-cell office:value-type="float" office:value="1964886">
                <text:p>1964886</text:p>
              </table:table-cell>
              <table:table-cell office:value-type="float" office:value="94398">
                <text:p>94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  <table:table-cell office:value-type="float" office:value="2105114">
                <text:p>2105114</text:p>
              </table:table-cell>
              <table:table-cell office:value-type="float" office:value="98015">
                <text:p>98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  <table:table-cell office:value-type="float" office:value="2248305">
                <text:p>2248305</text:p>
              </table:table-cell>
              <table:table-cell office:value-type="float" office:value="101448">
                <text:p>101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  <table:table-cell office:value-type="float" office:value="2397655">
                <text:p>2397655</text:p>
              </table:table-cell>
              <table:table-cell office:value-type="float" office:value="107335">
                <text:p>107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  <table:table-cell office:value-type="float" office:value="2554299">
                <text:p>2554299</text:p>
              </table:table-cell>
              <table:table-cell office:value-type="float" office:value="110730">
                <text:p>1107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  <table:table-cell office:value-type="float" office:value="2725755">
                <text:p>2725755</text:p>
              </table:table-cell>
              <table:table-cell office:value-type="float" office:value="112748">
                <text:p>112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  <table:table-cell office:value-type="float" office:value="2889324">
                <text:p>2889324</text:p>
              </table:table-cell>
              <table:table-cell office:value-type="float" office:value="118304">
                <text:p>118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  <table:table-cell office:value-type="float" office:value="3067847">
                <text:p>3067847</text:p>
              </table:table-cell>
              <table:table-cell office:value-type="float" office:value="122448">
                <text:p>122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  <table:table-cell office:value-type="float" office:value="3237976">
                <text:p>3237976</text:p>
              </table:table-cell>
              <table:table-cell office:value-type="float" office:value="125691">
                <text:p>125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  <table:table-cell office:value-type="float" office:value="3421196">
                <text:p>3421196</text:p>
              </table:table-cell>
              <table:table-cell office:value-type="float" office:value="129485">
                <text:p>129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  <table:table-cell office:value-type="float" office:value="3609558">
                <text:p>3609558</text:p>
              </table:table-cell>
              <table:table-cell office:value-type="float" office:value="133564">
                <text:p>1335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  <table:table-cell office:value-type="float" office:value="3802812">
                <text:p>3802812</text:p>
              </table:table-cell>
              <table:table-cell office:value-type="float" office:value="140116">
                <text:p>140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  <table:table-cell office:value-type="float" office:value="4005775">
                <text:p>4005775</text:p>
              </table:table-cell>
              <table:table-cell office:value-type="float" office:value="143796">
                <text:p>143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  <table:table-cell office:value-type="float" office:value="4200184">
                <text:p>4200184</text:p>
              </table:table-cell>
              <table:table-cell office:value-type="float" office:value="145170">
                <text:p>1451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  <table:table-cell office:value-type="float" office:value="4402134">
                <text:p>4402134</text:p>
              </table:table-cell>
              <table:table-cell office:value-type="float" office:value="151158">
                <text:p>151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  <table:table-cell office:value-type="float" office:value="4625360">
                <text:p>4625360</text:p>
              </table:table-cell>
              <table:table-cell office:value-type="float" office:value="155060">
                <text:p>1550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  <table:table-cell office:value-type="float" office:value="4828018">
                <text:p>4828018</text:p>
              </table:table-cell>
              <table:table-cell office:value-type="float" office:value="159665">
                <text:p>159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  <table:table-cell office:value-type="float" office:value="5062225">
                <text:p>5062225</text:p>
              </table:table-cell>
              <table:table-cell office:value-type="float" office:value="163031">
                <text:p>163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  <table:table-cell office:value-type="float" office:value="5291396">
                <text:p>5291396</text:p>
              </table:table-cell>
              <table:table-cell office:value-type="float" office:value="166330">
                <text:p>1663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  <table:table-cell office:value-type="float" office:value="5523385">
                <text:p>5523385</text:p>
              </table:table-cell>
              <table:table-cell office:value-type="float" office:value="170290">
                <text:p>1702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  <table:table-cell office:value-type="float" office:value="5747683">
                <text:p>5747683</text:p>
              </table:table-cell>
              <table:table-cell office:value-type="float" office:value="177651">
                <text:p>177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  <table:table-cell office:value-type="float" office:value="6017253">
                <text:p>6017253</text:p>
              </table:table-cell>
              <table:table-cell office:value-type="float" office:value="180522">
                <text:p>180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  <table:table-cell office:value-type="float" office:value="6247342">
                <text:p>6247342</text:p>
              </table:table-cell>
              <table:table-cell office:value-type="float" office:value="186156">
                <text:p>186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  <table:table-cell office:value-type="float" office:value="6503114">
                <text:p>6503114</text:p>
              </table:table-cell>
              <table:table-cell office:value-type="float" office:value="186988">
                <text:p>186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  <table:table-cell office:value-type="float" office:value="6768969">
                <text:p>6768969</text:p>
              </table:table-cell>
              <table:table-cell office:value-type="float" office:value="193473">
                <text:p>193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  <table:table-cell office:value-type="float" office:value="7025996">
                <text:p>7025996</text:p>
              </table:table-cell>
              <table:table-cell office:value-type="float" office:value="197608">
                <text:p>197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  <table:table-cell office:value-type="float" office:value="7291700">
                <text:p>7291700</text:p>
              </table:table-cell>
              <table:table-cell office:value-type="float" office:value="201721">
                <text:p>201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  <table:table-cell office:value-type="float" office:value="7571377">
                <text:p>7571377</text:p>
              </table:table-cell>
              <table:table-cell office:value-type="float" office:value="205656">
                <text:p>205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  <table:table-cell office:value-type="float" office:value="7846836">
                <text:p>7846836</text:p>
              </table:table-cell>
              <table:table-cell office:value-type="float" office:value="209065">
                <text:p>209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  <table:table-cell office:value-type="float" office:value="8122975">
                <text:p>8122975</text:p>
              </table:table-cell>
              <table:table-cell office:value-type="float" office:value="213014">
                <text:p>213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  <table:table-cell office:value-type="float" office:value="8395310">
                <text:p>8395310</text:p>
              </table:table-cell>
              <table:table-cell office:value-type="float" office:value="216532">
                <text:p>216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  <table:table-cell office:value-type="float" office:value="8735533">
                <text:p>8735533</text:p>
              </table:table-cell>
              <table:table-cell office:value-type="float" office:value="221766">
                <text:p>221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  <table:table-cell office:value-type="float" office:value="8989225">
                <text:p>8989225</text:p>
              </table:table-cell>
              <table:table-cell office:value-type="float" office:value="228544">
                <text:p>228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  <table:table-cell office:value-type="float" office:value="9306942">
                <text:p>9306942</text:p>
              </table:table-cell>
              <table:table-cell office:value-type="float" office:value="232511">
                <text:p>232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  <table:table-cell office:value-type="float" office:value="9620721">
                <text:p>9620721</text:p>
              </table:table-cell>
              <table:table-cell office:value-type="float" office:value="237838">
                <text:p>2378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  <table:table-cell office:value-type="float" office:value="9918636">
                <text:p>9918636</text:p>
              </table:table-cell>
              <table:table-cell office:value-type="float" office:value="242141">
                <text:p>2421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  <table:table-cell office:value-type="float" office:value="10240692">
                <text:p>10240692</text:p>
              </table:table-cell>
              <table:table-cell office:value-type="float" office:value="241374">
                <text:p>241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  <table:table-cell office:value-type="float" office:value="10575797">
                <text:p>10575797</text:p>
              </table:table-cell>
              <table:table-cell office:value-type="float" office:value="250194">
                <text:p>250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  <table:table-cell office:value-type="float" office:value="10883853">
                <text:p>10883853</text:p>
              </table:table-cell>
              <table:table-cell office:value-type="float" office:value="253652">
                <text:p>253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  <table:table-cell office:value-type="float" office:value="11223468">
                <text:p>11223468</text:p>
              </table:table-cell>
              <table:table-cell office:value-type="float" office:value="257516">
                <text:p>2575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  <table:table-cell office:value-type="float" office:value="11593563">
                <text:p>11593563</text:p>
              </table:table-cell>
              <table:table-cell office:value-type="float" office:value="262785">
                <text:p>262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  <table:table-cell office:value-type="float" office:value="11908343">
                <text:p>11908343</text:p>
              </table:table-cell>
              <table:table-cell office:value-type="float" office:value="266187">
                <text:p>266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  <table:table-cell office:value-type="float" office:value="12265000">
                <text:p>12265000</text:p>
              </table:table-cell>
              <table:table-cell office:value-type="float" office:value="270554">
                <text:p>270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  <table:table-cell office:value-type="float" office:value="12609792">
                <text:p>12609792</text:p>
              </table:table-cell>
              <table:table-cell office:value-type="float" office:value="274515">
                <text:p>274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  <table:table-cell office:value-type="float" office:value="12975082">
                <text:p>12975082</text:p>
              </table:table-cell>
              <table:table-cell office:value-type="float" office:value="276970">
                <text:p>2769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  <table:table-cell office:value-type="float" office:value="13336049">
                <text:p>13336049</text:p>
              </table:table-cell>
              <table:table-cell office:value-type="float" office:value="282025">
                <text:p>282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  <table:table-cell office:value-type="float" office:value="13689049">
                <text:p>13689049</text:p>
              </table:table-cell>
              <table:table-cell office:value-type="float" office:value="291542">
                <text:p>2915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  <table:table-cell office:value-type="float" office:value="14045554">
                <text:p>14045554</text:p>
              </table:table-cell>
              <table:table-cell office:value-type="float" office:value="296644">
                <text:p>2966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  <table:table-cell office:value-type="float" office:value="14449742">
                <text:p>14449742</text:p>
              </table:table-cell>
              <table:table-cell office:value-type="float" office:value="299922">
                <text:p>299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  <table:table-cell office:value-type="float" office:value="14810468">
                <text:p>14810468</text:p>
              </table:table-cell>
              <table:table-cell office:value-type="float" office:value="304158">
                <text:p>304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  <table:table-cell office:value-type="float" office:value="15216041">
                <text:p>15216041</text:p>
              </table:table-cell>
              <table:table-cell office:value-type="float" office:value="307323">
                <text:p>307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  <table:table-cell office:value-type="float" office:value="15631017">
                <text:p>15631017</text:p>
              </table:table-cell>
              <table:table-cell office:value-type="float" office:value="312321">
                <text:p>312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  <table:table-cell office:value-type="float" office:value="16003804">
                <text:p>16003804</text:p>
              </table:table-cell>
              <table:table-cell office:value-type="float" office:value="311740">
                <text:p>3117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  <table:table-cell office:value-type="float" office:value="16382007">
                <text:p>16382007</text:p>
              </table:table-cell>
              <table:table-cell office:value-type="float" office:value="320839">
                <text:p>3208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  <table:table-cell office:value-type="float" office:value="16811473">
                <text:p>16811473</text:p>
              </table:table-cell>
              <table:table-cell office:value-type="float" office:value="325066">
                <text:p>325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  <table:table-cell office:value-type="float" office:value="17227677">
                <text:p>17227677</text:p>
              </table:table-cell>
              <table:table-cell office:value-type="float" office:value="329057">
                <text:p>329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  <table:table-cell office:value-type="float" office:value="17639414">
                <text:p>17639414</text:p>
              </table:table-cell>
              <table:table-cell office:value-type="float" office:value="333330">
                <text:p>3333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  <table:table-cell office:value-type="float" office:value="18079989">
                <text:p>18079989</text:p>
              </table:table-cell>
              <table:table-cell office:value-type="float" office:value="338215">
                <text:p>338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  <table:table-cell office:value-type="float" office:value="18467468">
                <text:p>18467468</text:p>
              </table:table-cell>
              <table:table-cell office:value-type="float" office:value="341403">
                <text:p>3414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  <table:table-cell office:value-type="float" office:value="18939277">
                <text:p>18939277</text:p>
              </table:table-cell>
              <table:table-cell office:value-type="float" office:value="346033">
                <text:p>346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  <table:table-cell office:value-type="float" office:value="19370113">
                <text:p>19370113</text:p>
              </table:table-cell>
              <table:table-cell office:value-type="float" office:value="350108">
                <text:p>350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  <table:table-cell office:value-type="float" office:value="19819439">
                <text:p>19819439</text:p>
              </table:table-cell>
              <table:table-cell office:value-type="float" office:value="352690">
                <text:p>3526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  <table:table-cell office:value-type="float" office:value="20241456">
                <text:p>20241456</text:p>
              </table:table-cell>
              <table:table-cell office:value-type="float" office:value="357809">
                <text:p>357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  <table:table-cell office:value-type="float" office:value="20662374">
                <text:p>20662374</text:p>
              </table:table-cell>
              <table:table-cell office:value-type="float" office:value="361841">
                <text:p>361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  <table:table-cell office:value-type="float" office:value="21186255">
                <text:p>21186255</text:p>
              </table:table-cell>
              <table:table-cell office:value-type="float" office:value="367142">
                <text:p>3671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  <table:table-cell office:value-type="float" office:value="21618908">
                <text:p>21618908</text:p>
              </table:table-cell>
              <table:table-cell office:value-type="float" office:value="378468">
                <text:p>378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  <table:table-cell office:value-type="float" office:value="22082623">
                <text:p>22082623</text:p>
              </table:table-cell>
              <table:table-cell office:value-type="float" office:value="383107">
                <text:p>383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  <table:table-cell office:value-type="float" office:value="22569542">
                <text:p>22569542</text:p>
              </table:table-cell>
              <table:table-cell office:value-type="float" office:value="386244">
                <text:p>386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  <table:table-cell office:value-type="float" office:value="23036315">
                <text:p>23036315</text:p>
              </table:table-cell>
              <table:table-cell office:value-type="float" office:value="391806">
                <text:p>3918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  <table:table-cell office:value-type="float" office:value="23544596">
                <text:p>23544596</text:p>
              </table:table-cell>
              <table:table-cell office:value-type="float" office:value="396670">
                <text:p>3966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  <table:table-cell office:value-type="float" office:value="24041766">
                <text:p>24041766</text:p>
              </table:table-cell>
              <table:table-cell office:value-type="float" office:value="398379">
                <text:p>398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  <table:table-cell office:value-type="float" office:value="24506283">
                <text:p>24506283</text:p>
              </table:table-cell>
              <table:table-cell office:value-type="float" office:value="397527">
                <text:p>3975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  <table:table-cell office:value-type="float" office:value="25016169">
                <text:p>25016169</text:p>
              </table:table-cell>
              <table:table-cell office:value-type="float" office:value="408190">
                <text:p>4081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